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draw:fill="solid" draw:fill-color="#50938a"/>
    </style:style>
  </office:automatic-styles>
  <office:body>
    <office:drawing>
      <draw:page draw:name="page1" draw:style-name="dp1" draw:master-page-name="Standard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9-14T23:55:38.801291274</meta:creation-date>
    <dc:date>2025-12-14T20:11:54.888975878</dc:date>
    <meta:editing-duration>PT3H54M12S</meta:editing-duration>
    <meta:editing-cycles>24</meta:editing-cycles>
    <meta:generator>LibreOffice/25.2.6.2$Linux_X86_64 LibreOffice_project/520$Build-2</meta:generator>
    <meta:print-date>2024-10-24T21:41:04.529822772</meta:print-date>
    <meta:printed-by>PDF-Dateien</meta:printed-by>
    <meta:document-statistic meta:object-count="0"/>
  </office:meta>
</office:document-meta>
</file>